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ubtitle">
      <style:paragraph-properties fo:margin-left="5.08cm" fo:margin-right="0cm" fo:text-align="start" style:justify-single-word="false" fo:text-indent="0cm" style:auto-text-indent="false"/>
    </style:style>
    <style:style style:name="P9" style:family="paragraph" style:parent-style-name="Subtitle">
      <style:paragraph-properties fo:margin-left="6.35cm" fo:margin-right="0cm" fo:text-align="start" style:justify-single-word="false" fo:text-indent="0cm" style:auto-text-indent="false"/>
    </style:style>
    <style:style style:name="P10" style:family="paragraph" style:parent-style-name="Subtitle">
      <style:paragraph-properties fo:margin-left="3.81cm" fo:margin-right="0cm" fo:text-align="start" style:justify-single-word="false" fo:text-indent="0cm" style:auto-text-indent="false"/>
    </style:style>
    <style:style style:name="P11" style:family="paragraph" style:parent-style-name="Title">
      <style:paragraph-properties fo:break-before="page"/>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b6086"/>
    </style:style>
    <style:style style:name="T19" style:family="text">
      <style:text-properties officeooo:rsid="002df07b"/>
    </style:style>
    <style:style style:name="T20" style:family="text">
      <style:text-properties officeooo:rsid="002e9426"/>
    </style:style>
    <style:style style:name="T21" style:family="text">
      <style:text-properties officeooo:rsid="003151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2">Basic </text:span><text:span text:style-name="T7">Reference</text:span></text:h>
      <text:p text:style-name="P2">At present this reference is for version 0.6<text:span text:style-name="T21">3</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1">.</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8">Call print.message(“Hello”,42)</text:p>
      <text:p text:style-name="Standard_20__28_user_29_"><text:tab/><text:tab/><text:tab/><text:tab/>….</text:p>
      <text:p text:style-name="P8">Proc print.message(msg$,n)</text:p>
      <text:p text:style-name="P9">Print msg$+“World <text:s/>x “+str$(n)</text:p>
      <text:p text:style-name="P8">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text:p>
      <text:p text:style-name="Subtitle">draw 100,100,1 <text:s text:c="2"/>draw 200,200,&amp;801E</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text:soft-page-break/>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ext:soft-page-break/>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text:soft-page-break/>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text:soft-page-break/>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text:soft-page-break/>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ext:soft-page-break/>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text:soft-page-break/>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0">repeat</text:p>
      <text:p text:style-name="P8">call drink.a.pint()</text:p>
      <text:p text:style-name="P10">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text:soft-page-break/>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text:soft-page-break/>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text:soft-page-break/>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20">Optionally you can add a scale on as an extra parameter which draws large characters</text:span></text:p>
      <text:p text:style-name="Subtitle">Text 10,10,”Hello, world!” <text:s text:c="2"/><text:span text:style-name="T20">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4028374966" text:style-name="WWNum2">
        <text:list-item>
          <text:p text:style-name="P13">The first two are the graphic position of the map on the screen</text:p>
        </text:list-item>
        <text:list-item>
          <text:p text:style-name="P13">The second two are the position in that map, in pixels of the top left drawn graphics position.</text:p>
        </text:list-item>
        <text:list-item>
          <text:p text:style-name="P13">The third is the size of the tilemap in tiles, e.g. 10 x 5 =&gt; 160 x 80, 16 pixels each dimension.</text:p>
        </text:list-item>
        <text:list-item>
          <text:p text:style-name="P13">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ext:soft-page-break/>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text:soft-page-break/>Conditional loop with test at the top</text:p>
      <text:p text:style-name="P10">While wife.very.cross</text:p>
      <text:p text:style-name="P8">Call buy.flowers()</text:p>
      <text:p text:style-name="P8">Call grovel()</text:p>
      <text:p text:style-name="P10">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6</meta:editing-cycles>
    <meta:creation-date>2020-04-01T13:44:00</meta:creation-date>
    <dc:date>2020-04-04T18:32:51.915197836</dc:date>
    <meta:editing-duration>PT21M10S</meta:editing-duration>
    <meta:generator>LibreOffice/6.4.2.2$Linux_X86_64 LibreOffice_project/40$Build-2</meta:generator>
    <meta:document-statistic meta:table-count="0" meta:image-count="0" meta:object-count="0" meta:page-count="16" meta:paragraph-count="318" meta:word-count="3972" meta:character-count="22180" meta:non-whitespace-character-count="183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